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Filesystems and fstab</text:p>
          </draw:text-box>
        </draw:frame>
        <draw:frame draw:style-name="TransBox" svg:width="31.8700cm" svg:height="3.5000cm" svg:x="1.0000cm" svg:y="8.8000cm">
          <draw:text-box>
            <text:p text:style-name="PBody">This chapter covers XFS filesystem management and persistent mounts via /etc/fstab — the foundation of storage configuration on RHEL. XFS — RHEL's default filesystem Create and mount XFS</text:p>
          </draw:text-box>
        </draw:frame>
        <draw:frame draw:style-name="TransBox" svg:width="31.8700cm" svg:height="1.0000cm" svg:x="1.0000cm" svg:y="17.8000cm">
          <draw:text-box>
            <text:p text:style-name="PFooter">03-rhcsa/03-filesystems-fstab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XFS — RHEL's default filesystem</text:p>
            <text:p text:style-name="PBullet">▶  Create and mount XFS</text:p>
            <text:p text:style-name="PBullet">▶  /etc/fstab — persistent mounts</text:p>
            <text:p text:style-name="PBullet">▶  Common mount options</text:p>
            <text:p text:style-name="PBullet">▶  Growing an XFS filesystem</text:p>
            <text:p text:style-name="PBullet">▶  XFS tools</text:p>
            <text:p text:style-name="PBullet">▶  Diagnosing full filesystem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XFS — RHEL's default filesystem</text:p>
          </draw:text-box>
        </draw:frame>
        <draw:frame draw:style-name="TransBox" svg:width="31.8700cm" svg:height="13.5500cm" svg:x="1.0000cm" svg:y="4.0000cm">
          <draw:text-box>
            <text:p text:style-name="PBullet">• XFS is a high-performance 64-bit journaling filesystem. It is the default</text:p>
            <text:p text:style-name="PBullet">• on RHEL and the best choice for most workloads.</text:p>
            <text:p text:style-name="PBullet">• Feature: Value</text:p>
            <text:p text:style-name="PBullet">• Max filesystem size: 8 EiB</text:p>
            <text:p text:style-name="PBullet">• Max file size: 8 EiB</text:p>
            <text:p text:style-name="PBullet">• Journal: Metadata only (fast recovery)</text:p>
            <text:p text:style-name="PBullet">• Growing: Supported online (no unmount needed)</text:p>
            <text:p text:style-name="PBullet">• Shrinking: Not supported — size wisely</text:p>
            <text:p text:style-name="PBullet">• ⚠️ XFS cannot be shrunk</text:p>
            <text:p text:style-name="PBullet">• Plan your XFS partition sizes with room to grow. Once created, an XF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and mount XFS</text:p>
          </draw:text-box>
        </draw:frame>
        <draw:frame draw:style-name="CodeBox" svg:width="31.8700cm" svg:height="13.5500cm" svg:x="1.0000cm" svg:y="4.0000cm">
          <draw:text-box>
            <text:p text:style-name="PCode"># Partition (if starting from a raw disk)
sudo parted /dev/vdb mklabel gpt
sudo parted /dev/vdb mkpart primary xfs 1MiB 100%
sudo partprobe /dev/vdb    # inform kernel of new partition table

# Format
sudo mkfs.xfs /dev/vdb1

# Mount point
sudo mkdir -p /mnt/data

# Temporary mount (lost on reboot)
sudo mount /dev/vdb1 /mnt/data
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fstab — persistent mounts</text:p>
          </draw:text-box>
        </draw:frame>
        <draw:frame draw:style-name="TransBox" svg:width="31.8700cm" svg:height="13.5500cm" svg:x="1.0000cm" svg:y="4.0000cm">
          <draw:text-box>
            <text:p text:style-name="PBullet">• /etc/fstab defines what gets mounted at boot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mount options</text:p>
          </draw:text-box>
        </draw:frame>
        <draw:frame draw:style-name="TransBox" svg:width="31.8700cm" svg:height="13.5500cm" svg:x="1.0000cm" svg:y="4.0000cm">
          <draw:text-box>
            <text:p text:style-name="PBullet">• Option: Meaning</text:p>
            <text:p text:style-name="PBullet">• defaults: rw, suid, exec, auto, nouser, async</text:p>
            <text:p text:style-name="PBullet">• noexec: Prevent executing binaries from this mount</text:p>
            <text:p text:style-name="PBullet">• nosuid: Ignore SUID/SGID bits</text:p>
            <text:p text:style-name="PBullet">• noatime: Don't update access time (performance gain)</text:p>
            <text:p text:style-name="PBullet">• ro: Read-only</text:p>
            <text:p text:style-name="PBullet">• _netdev: Wait for network before mounting (NFS, iSCSI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Growing an XFS filesystem</text:p>
          </draw:text-box>
        </draw:frame>
        <draw:frame draw:style-name="TransBox" svg:width="15.7350cm" svg:height="13.5500cm" svg:x="1.0000cm" svg:y="4.0000cm">
          <draw:text-box>
            <text:p text:style-name="PBullet">• XFS supports online growth (filesystem stays mounted):</text:p>
          </draw:text-box>
        </draw:frame>
        <draw:frame draw:style-name="CodeBox" svg:width="15.7350cm" svg:height="13.5500cm" svg:x="17.1350cm" svg:y="4.0000cm">
          <draw:text-box>
            <text:p text:style-name="PCode"># First, grow the underlying partition or LV (see LVM chapter)
# Then grow the filesystem to fill the new space:
sudo xfs_growfs /mnt/data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XFS tools</text:p>
          </draw:text-box>
        </draw:frame>
        <draw:frame draw:style-name="CodeBox" svg:width="31.8700cm" svg:height="13.5500cm" svg:x="1.0000cm" svg:y="4.0000cm">
          <draw:text-box>
            <text:p text:style-name="PCode"># View filesystem info
sudo xfs_info /mnt/data

# Repair (must be unmounted)
sudo xfs_repair /dev/vdb1

# Dump/restore (for backup)
sudo xfsdump -l 0 -f /backup/data.dump /mnt/data
sudo xfsrestore -f /backup/data.dump /mnt/restor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iagnosing full filesystems</text:p>
          </draw:text-box>
        </draw:frame>
        <draw:frame draw:style-name="CodeBox" svg:width="31.8700cm" svg:height="13.5500cm" svg:x="1.0000cm" svg:y="4.0000cm">
          <draw:text-box>
            <text:p text:style-name="PCode"># Check disk usage
df -h

# Find large files
sudo du -sh /var/* | sort -rh | head -20

# Find files consuming inodes
df -ih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Filesystems and fstab</text:p>
          </draw:text-box>
        </draw:frame>
        <draw:frame draw:style-name="TransBox" svg:width="31.8700cm" svg:height="13.5500cm" svg:x="1.0000cm" svg:y="4.0000cm">
          <draw:text-box>
            <text:p text:style-name="PBullet">✓  XFS — RHEL's default filesystem: XFS is a high-performance 64-bit journaling filesystem. It is the default</text:p>
            <text:p text:style-name="PBullet">✓  Create and mount XFS</text:p>
            <text:p text:style-name="PBullet">✓  /etc/fstab — persistent mounts: /etc/fstab defines what gets mounted at boot.</text:p>
            <text:p text:style-name="PBullet">✓  Common mount options: Option: Meaning</text:p>
            <text:p text:style-name="PBullet">✓  Growing an XFS filesystem: XFS supports online growth (filesystem stays mounted):</text:p>
            <text:p text:style-name="PBullet">✓  XFS tools</text:p>
            <text:p text:style-name="PBullet">✓  Diagnosing full filesystem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